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9d4" officeooo:paragraph-rsid="0011c9d4"/>
    </style:style>
    <style:style style:name="P2" style:family="paragraph" style:parent-style-name="Standard">
      <style:text-properties fo:font-weight="bold" officeooo:rsid="0011c9d4" officeooo:paragraph-rsid="0011c9d4" style:font-weight-asian="bold" style:font-weight-complex="bold"/>
    </style:style>
    <style:style style:name="P3" style:family="paragraph" style:parent-style-name="Standard">
      <style:text-properties officeooo:rsid="0011c9d4" officeooo:paragraph-rsid="00174043"/>
    </style:style>
    <style:style style:name="P4" style:family="paragraph" style:parent-style-name="Standard">
      <style:text-properties officeooo:rsid="00123cf0" officeooo:paragraph-rsid="00123cf0"/>
    </style:style>
    <style:style style:name="P5" style:family="paragraph" style:parent-style-name="Standard">
      <style:text-properties officeooo:rsid="001395ad" officeooo:paragraph-rsid="001395ad"/>
    </style:style>
    <style:style style:name="P6" style:family="paragraph" style:parent-style-name="Standard">
      <style:text-properties fo:font-weight="bold" officeooo:rsid="001395ad" officeooo:paragraph-rsid="001395ad" style:font-weight-asian="bold" style:font-weight-complex="bold"/>
    </style:style>
    <style:style style:name="P7" style:family="paragraph" style:parent-style-name="Standard">
      <style:text-properties fo:font-weight="bold" officeooo:rsid="0011c9d4" officeooo:paragraph-rsid="0011c9d4" style:font-weight-asian="bold" style:font-weight-complex="bold"/>
    </style:style>
    <style:style style:name="P8" style:family="paragraph" style:parent-style-name="Standard">
      <style:text-properties fo:font-weight="bold" officeooo:rsid="001c5f5e" officeooo:paragraph-rsid="001c5f5e" style:font-weight-asian="bold" style:font-weight-complex="bold"/>
    </style:style>
    <style:style style:name="P9" style:family="paragraph" style:parent-style-name="Standard">
      <style:text-properties fo:font-weight="bold" officeooo:rsid="001dcc2d" officeooo:paragraph-rsid="001dcc2d" style:font-weight-asian="bold" style:font-weight-complex="bold"/>
    </style:style>
    <style:style style:name="P10" style:family="paragraph" style:parent-style-name="Standard">
      <style:text-properties officeooo:rsid="0015124b" officeooo:paragraph-rsid="0015124b"/>
    </style:style>
    <style:style style:name="P11" style:family="paragraph" style:parent-style-name="Standard">
      <style:text-properties officeooo:rsid="00174043" officeooo:paragraph-rsid="00174043"/>
    </style:style>
    <style:style style:name="P12" style:family="paragraph" style:parent-style-name="Standard">
      <style:text-properties officeooo:rsid="0018b064" officeooo:paragraph-rsid="0018b06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660099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008080" style:font-name="DejaVu Sans Mono" fo:font-size="9pt" fo:font-style="normal" fo:font-weight="bold" style:font-size-asian="9pt" style:font-style-asian="normal" style:font-weight-asian="bold"/>
    </style:style>
    <style:style style:name="T8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9" style:family="text">
      <style:text-properties officeooo:rsid="0015c8e2"/>
    </style:style>
    <style:style style:name="T10" style:family="text">
      <style:text-properties officeooo:rsid="001be3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Version 1.0</text:p>
      <text:p text:style-name="P8">APACHE 2.0 Liscence</text:p>
      <text:p text:style-name="P8"/>
      <text:p text:style-name="P9">Author: Satish Palanippan</text:p>
      <text:p text:style-name="P8"/>
      <text:p text:style-name="P2">Flow of Control between FILES: </text:p>
      <text:p text:style-name="P1"/>
      <text:p text:style-name="P1">Unique.py </text:p>
      <text:p text:style-name="P1">DownAPI.py </text:p>
      <text:p text:style-name="P1">ranker.py </text:p>
      <text:p text:style-name="P1">getFeatures.py </text:p>
      <text:p text:style-name="P1">process.py and Processor (My Own Package) </text:p>
      <text:p text:style-name="P1">classifyTest.py </text:p>
      <text:p text:style-name="P1">BaggedClassifierTrainer.py </text:p>
      <text:p text:style-name="P1">BaggedClassifierEvaluator.py (Yet to write) </text:p>
      <text:p text:style-name="P1"/>
      <text:p text:style-name="P1">*.pkl Files store Models and are transient between code </text:p>
      <text:p text:style-name="P1"/>
      <text:p text:style-name="P1"/>
      <text:p text:style-name="P2">Step 1: </text:p>
      <text:p text:style-name="P1"/>
      <text:p text:style-name="P1">Dowload Dataset from UCI Web site: </text:p>
      <text:p text:style-name="P1">https://archive.ics.uci.edu/ml/datasets/YouTube+Comedy+Slam+Preference+Data </text:p>
      <text:p text:style-name="P1">reference: </text:p>
      <text:p text:style-name="P1">http://googleresearch.blogspot.in/2012/02/quantifying-comedy-on-youtube-why.html </text:p>
      <text:p text:style-name="P1"/>
      <text:p text:style-name="P1">Test : comedy_comparison.test </text:p>
      <text:p text:style-name="P1">Train: comedy_comparison.train </text:p>
      <text:p text:style-name="P1"/>
      <text:p text:style-name="P1">Pairwise data (Incomplete Comparisons) </text:p>
      <text:p text:style-name="P1">eg. </text:p>
      <text:p text:style-name="P1">7VvBnz1Ngi4,1Y-Au-tnBLs,right </text:p>
      <text:p text:style-name="P1">=&gt;&gt; 1Y-Au-tnBLs is more FUNNY than 7VvBnz1Ngi4 </text:p>
      <text:p text:style-name="P1">Format: </text:p>
      <text:p text:style-name="P1">[ID1,ID2, right/left] </text:p>
      <text:p text:style-name="P1"/>
      <text:p text:style-name="P2">AIM: </text:p>
      <text:p text:style-name="P1">his dataset provides user vote data on which video from a pair of videos is funnier collected on YouTube Comedy Slam. The task is to automatically predict this preference based on video metadata.(Given a pair (Relatively More Funny)) </text:p>
      <text:p text:style-name="P1"/>
      <text:p text:style-name="P2">Step 2: </text:p>
      <text:p text:style-name="P1">Unique.py </text:p>
      <text:p text:style-name="P1"/>
      <text:p text:style-name="P1">Read all the Train set pairs </text:p>
      <text:p text:style-name="P1">Create a PY dict, </text:p>
      <text:p text:style-name="P1">unique[VideoID] = {'up': "Number of Times UP Voted", 'down': "Number of Times DOWN Voted", "count":"The total Number of Votes"} </text:p>
      <text:p text:style-name="P1"/>
      <text:p text:style-name="P1">eg, </text:p>
      <text:p text:style-name="P1"><text:tab/><text:tab/>unique[row[1]] = {'up': 5, 'down': 1,'count': 6} </text:p>
      <text:p text:style-name="P2"/>
      <text:p text:style-name="P2"><text:soft-page-break/></text:p>
      <text:p text:style-name="P2"/>
      <text:p text:style-name="P2">Step 3: </text:p>
      <text:p text:style-name="P1">DownAPI.py </text:p>
      <text:p text:style-name="P1"/>
      <text:p text:style-name="P1">Use YouTube API V2 to get the Video Metadata, </text:p>
      <text:p text:style-name="P1"><text:s text:c="4"/>For Meta Data like, </text:p>
      <text:p text:style-name="P1"><text:tab/>(title,mediaDescription, </text:p>
      <text:p text:style-name="P1"><text:tab/>(ratingAverage,ratingMax,ratingnNumRaters), </text:p>
      <text:p text:style-name="P1"><text:tab/>(statisticsViewCount,ratingNumDislikes,ratingNumLikes), </text:p>
      <text:p text:style-name="P1"><text:tab/>countHint,durationSeconds) </text:p>
      <text:p text:style-name="P1"/>
      <text:p text:style-name="P1"><text:tab/>LINK : "https://gdata.youtube.com/feeds/api/videos/VideoID?v=2" </text:p>
      <text:p text:style-name="P1"><text:s text:c="4"/>For Comments, </text:p>
      <text:p text:style-name="P1"><text:tab/>[list of Comments,.....] </text:p>
      <text:p text:style-name="P1"><text:tab/>LINK : "https://gdata.youtube.com/feeds/api/videos/VideoID/comments?v=2" </text:p>
      <text:p text:style-name="P1"/>
      <text:p text:style-name="P1">Youtube provides very limited access to this deprecated API, </text:p>
      <text:p text:style-name="P1">So use resumable, repreating, request window matching techniques before Download </text:p>
      <text:p text:style-name="P1"/>
      <text:p text:style-name="P2">Step 4: </text:p>
      <text:p text:style-name="P1">ranker.py </text:p>
      <text:p text:style-name="P1"/>
      <text:p text:style-name="P1">--Descending order sort the VideoIDs based on <text:s/>"Count" </text:p>
      <text:p text:style-name="P1">--Then Compare the number "Up" <text:s/>and "Down" <text:s/>values for THIS sorted list from begining </text:p>
      <text:p text:style-name="P1">--if (Up &gt; Down) : put in "highest" list <text:s/>==&gt; More ppl feel its Funny </text:p>
      <text:p text:style-name="P1">-- else if (Up &lt;= Down) : put in "lowest" list ==&gt; More ppl feel its Not Funny </text:p>
      <text:p text:style-name="P1"/>
      <text:p text:style-name="P1">List "highest" has the most funniest first </text:p>
      <text:p text:style-name="P1">List "lowest" has the most non funniest first </text:p>
      <text:p text:style-name="P1"/>
      <text:p text:style-name="P1">Then Flaten the Dict to a Tuple of 4 values: </text:p>
      <text:p text:style-name="P1">eg, </text:p>
      <text:p text:style-name="P1">{"VideoID" : {'up': "Number of Times UP Voted", 'down': "Number of Times DOWN Voted", "count":"The total Number of Votes"},... } </text:p>
      <text:p text:style-name="P1">TO=&gt; </text:p>
      <text:p text:style-name="P1">[(VideoID,"up","down","count")] </text:p>
      <text:p text:style-name="P1"/>
      <text:p text:style-name="P1">Then Sort this Flatened "highest" and "lowest" lists </text:p>
      <text:p text:style-name="P1">based on three values: </text:p>
      <text:p text:style-name="P1"/>
      <text:p text:style-name="P1">highestFlat = Count,Up, -ve of Down (Keys for Sort) </text:p>
      <text:p text:style-name="P1">lowestFlat = Count,Down, -ve of Up (Keys for Sort) </text:p>
      <text:p text:style-name="P1"/>
      <text:p text:style-name="P1">Thus Bringing the Most Funniest IDs above in "highest" and Vice Versa. </text:p>
      <text:p text:style-name="P1"/>
      <text:p text:style-name="P1">Then Merge </text:p>
      <text:p text:style-name="P1"/>
      <text:p text:style-name="P1">Highest + reverse(Lowest) =&gt; Entire ranked list </text:p>
      <text:p text:style-name="P1"/>
      <text:p text:style-name="P1">The Chunkify it into 10 Chunks </text:p>
      <text:p text:style-name="P1"/>
      <text:p text:style-name="P1"><text:soft-page-break/>Pickle the Outputs </text:p>
      <text:p text:style-name="P1"/>
      <text:p text:style-name="P2">Step 5: </text:p>
      <text:p text:style-name="P1">getFeatures.py </text:p>
      <text:p text:style-name="P1"/>
      <text:p text:style-name="P1">To extract the features (Title, Description, Comments), other features are just NOISE. </text:p>
      <text:p text:style-name="P1"/>
      <text:p text:style-name="P1">XML Parser is used in python to Parse each of the responses downloaded, </text:p>
      <text:p text:style-name="P1"><text:s/></text:p>
      <text:p text:style-name="P1">The "rankedVidIds.pkl" file has the ranked list of keys. </text:p>
      <text:p text:style-name="P1"/>
      <text:p text:style-name="P1">For each ID in that list use the XML Parser to get, </text:p>
      <text:p text:style-name="P1"/>
      <text:p text:style-name="P1">title = doc.getElementsByTagName("title")[0].firstChild.nodeValue </text:p>
      <text:p text:style-name="P1">mediaDescription = doc.getElementsByTagName("media:description")[0].firstChild.nodeValue </text:p>
      <text:p text:style-name="P1">comment = [c.firstChild.nodeValue for c in com.getElementsByTagName("content")] </text:p>
      <text:p text:style-name="P1"/>
      <text:p text:style-name="P1">DesignMatrix[ID] = [title,mediaDescription,comment] </text:p>
      <text:p text:style-name="P1"/>
      <text:p text:style-name="P1">Some Videos have only Title and no Desc or Only Comments but no Title or Desc, </text:p>
      <text:p text:style-name="P1"/>
      <text:p text:style-name="P1">So get all possible features and put "NONE" for missing features </text:p>
      <text:p text:style-name="P1"/>
      <text:p text:style-name="P1">store to "DesignMatrix.pkl" </text:p>
      <text:p text:style-name="P1"/>
      <text:p text:style-name="P2">Step 6: </text:p>
      <text:p text:style-name="P1">process.py and Processor (My Own Package) </text:p>
      <text:p text:style-name="P1"/>
      <text:p text:style-name="P1">About "Processor" Package, </text:p>
      <text:p text:style-name="P1">It has 7 Filters that tries to Modify unstructured Text data to Structured format and they are, </text:p>
      <text:p text:style-name="P1">1. Abbreviations (lol,rofl,etc) </text:p>
      <text:p text:style-name="P1">2. Emoticons to text </text:p>
      <text:p text:style-name="P1">3. Spell Check and Correct </text:p>
      <text:p text:style-name="P1">4. Special Tokenizer used = Twokenize (ARK CMU) </text:p>
      <text:p text:style-name="P1">5. Normalize the English Contractions ("doesn't -&gt; does not") </text:p>
      <text:p text:style-name="P1">6. Remove Special list of Stop Words and Less frequent words </text:p>
      <text:p text:style-name="P1">7. Stemming (Porter Stemmer) </text:p>
      <text:p text:style-name="P1"/>
      <text:p text:style-name="P1">Then encode to UTF-8 </text:p>
      <text:p text:style-name="P1"/>
      <text:p text:style-name="P1">With this Processor Package we preocess all the MetaData (T,D,C) and Store in "ProcessedDesignMatrix.pkl" </text:p>
      <text:p text:style-name="P1"/>
      <text:p text:style-name="P1"><text:span text:style-name="T1">Step 7:</text:span> </text:p>
      <text:p text:style-name="P4">classifyTest.py</text:p>
      <text:p text:style-name="P4"/>
      <text:p text:style-name="P4">To get strated with lets take one of the naive and stupid approaches,</text:p>
      <text:p text:style-name="P4">Lets take all the data about a Video and Merge them in to a single string with the class label</text:p>
      <text:p text:style-name="P4"/>
      <text:p text:style-name="P4">eg. One Train example – [title +” ”+ desc +” ” +comments, label]</text:p>
      <text:p text:style-name="P4"/>
      <text:p text:style-name="P4">here, lable is (1 to 10) as the ranked VideoIds have been ranked earlier.</text:p>
      <text:p text:style-name="P4"><text:soft-page-break/></text:p>
      <text:p text:style-name="P4">We will the use several algorithms and perform 10 Fold Stratified Cross Validation to Classify into 10 labels any given text,</text:p>
      <text:p text:style-name="P4"/>
      <text:p text:style-name="P4">TF-IDF Vectorizer and Chi2 Test also done for Vectorization and Dimentionality Reduction</text:p>
      <text:p text:style-name="P4"/>
      <text:p text:style-name="P4">Algo used----</text:p>
      <text:p text:style-name="P4"><text:span text:style-name="T2">-RidgeClassifier(</text:span><text:span text:style-name="T3">tol</text:span><text:span text:style-name="T4">=</text:span><text:span text:style-name="T5">1e-2</text:span><text:span text:style-name="T6">, </text:span><text:span text:style-name="T3">solver</text:span><text:span text:style-name="T4">=</text:span><text:span text:style-name="T7">"lsqr"</text:span><text:span text:style-name="T4">)</text:span></text:p>
      <text:p text:style-name="P4"><text:span text:style-name="T4">-KNeighborsClassifier(</text:span><text:span text:style-name="T3">n_neighbors</text:span><text:span text:style-name="T4">=</text:span><text:span text:style-name="T5">3</text:span><text:span text:style-name="T4">)</text:span></text:p>
      <text:p text:style-name="P4"><text:span text:style-name="T4">-RandomForestClassifier(</text:span><text:span text:style-name="T3">n_estimators</text:span><text:span text:style-name="T4">=</text:span><text:span text:style-name="T5">100</text:span><text:span text:style-name="T4">)</text:span><text:line-break/>-<text:span text:style-name="T8">for </text:span><text:span text:style-name="T4">penalty </text:span><text:span text:style-name="T8">in </text:span><text:span text:style-name="T4">[</text:span><text:span text:style-name="T7">"l2"</text:span><text:span text:style-name="T6">, </text:span><text:span text:style-name="T7">"l1"</text:span><text:span text:style-name="T4">]:</text:span><text:line-break/><text:tab/><text:span text:style-name="T4">LinearSVC(</text:span><text:span text:style-name="T3">loss</text:span><text:span text:style-name="T4">=</text:span><text:span text:style-name="T7">'l2'</text:span><text:span text:style-name="T6">, </text:span><text:span text:style-name="T3">penalty</text:span><text:span text:style-name="T4">=penalty</text:span><text:span text:style-name="T6">,</text:span><text:span text:style-name="T3">dual</text:span><text:span text:style-name="T4">=</text:span><text:span text:style-name="T8">False</text:span><text:span text:style-name="T6">, </text:span><text:span text:style-name="T3">tol</text:span><text:span text:style-name="T4">=</text:span><text:span text:style-name="T5">1e-3</text:span><text:span text:style-name="T4">)</text:span><text:line-break/>-<text:span text:style-name="T4">MultinomialNB(</text:span><text:span text:style-name="T3">alpha</text:span><text:span text:style-name="T4">=</text:span><text:span text:style-name="T5">.01</text:span><text:span text:style-name="T4">)</text:span><text:line-break/>-<text:span text:style-name="T4">BernoulliNB(</text:span><text:span text:style-name="T3">alpha</text:span><text:span text:style-name="T4">=</text:span><text:span text:style-name="T5">.01</text:span><text:span text:style-name="T4">)</text:span><text:line-break/>-<text:span text:style-name="T7">LinearSVC with L1-based feature selection</text:span><text:line-break/></text:p>
      <text:p text:style-name="P4"/>
      <text:p text:style-name="P5">All the results are to be examined to get the best classifier around.</text:p>
      <text:p text:style-name="P5"/>
      <text:p text:style-name="P6">Step 8:</text:p>
      <text:p text:style-name="P10">BaggedClassifierTrain<text:span text:style-name="T9">er</text:span>.py</text:p>
      <text:p text:style-name="P10"/>
      <text:p text:style-name="P11">Now a more better approach,</text:p>
      <text:p text:style-name="P11"/>
      <text:p text:style-name="P11">Lets train different models for each of the Title, Description and Comments</text:p>
      <text:p text:style-name="P11">and get the best model of them for each,</text:p>
      <text:p text:style-name="P11"/>
      <text:p text:style-name="P11">Given any video lets BAG or BOOTSTRAP the results of Indiviually Specialized Models</text:p>
      <text:p text:style-name="P3"/>
      <text:p text:style-name="P3">BaggedClassifierEvaluator.py (Yet to write) </text:p>
      <text:p text:style-name="P11">- Will take care of all the Bagging Process and Prediction of funny or not-funny based on the <text:span text:style-name="T1">Score</text:span> given.</text:p>
      <text:p text:style-name="P11"/>
      <text:p text:style-name="P11"/>
      <text:p text:style-name="P11"/>
      <text:p text:style-name="P12">More updates com<text:span text:style-name="T10">ing soon</text:span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sh Palaniappan</meta:initial-creator>
    <meta:creation-date>2015-06-11T00:19:47.029412909</meta:creation-date>
    <dc:date>2015-06-11T00:48:59.968696949</dc:date>
    <dc:creator>Satish Palaniappan</dc:creator>
    <meta:editing-duration>PT25M54S</meta:editing-duration>
    <meta:editing-cycles>14</meta:editing-cycles>
    <meta:generator>LibreOffice/4.2.3.3$Linux_X86_64 LibreOffice_project/420m0$Build-3</meta:generator>
    <meta:document-statistic meta:table-count="0" meta:image-count="0" meta:object-count="0" meta:page-count="4" meta:paragraph-count="120" meta:word-count="752" meta:character-count="5453" meta:non-whitespace-character-count="4702"/>
  </office:meta>
</office:document-meta>
</file>